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in" fo:margin-bottom="0in" style:contextual-spacing="true" fo:text-align="justify" style:justify-single-word="false"/>
    </style:style>
    <style:style style:name="P2" style:family="paragraph" style:parent-style-name="List_20_Paragraph" style:list-style-name="WWNum2">
      <style:paragraph-properties fo:margin-top="0in" fo:margin-bottom="0in" style:contextual-spacing="true"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officeooo:rsid="000b0062" officeooo:paragraph-rsid="000b0062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b0062" officeooo:paragraph-rsid="000b0062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c1051" officeooo:paragraph-rsid="000c105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d6814" officeooo:paragraph-rsid="000d6814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e47cf" officeooo:paragraph-rsid="000e47cf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e4996" officeooo:paragraph-rsid="000e4996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e4ec6" officeooo:paragraph-rsid="000e4ec6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ed6d1" officeooo:paragraph-rsid="000ed6d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f99af" officeooo:paragraph-rsid="000f99af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fo:font-size="14pt" officeooo:rsid="000fbe9b" officeooo:paragraph-rsid="000fbe9b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4pt" fo:language="en" fo:country="GB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  <style:text-properties officeooo:rsid="000fbe9b" officeooo:paragraph-rsid="000fbe9b"/>
    </style:style>
    <style:style style:name="P17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d6814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GB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officeooo:rsid="000c105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d6814" style:font-style-asian="italic" style:font-style-complex="italic"/>
    </style:style>
    <style:style style:name="T8" style:family="text">
      <style:text-properties fo:font-style="italic" officeooo:rsid="000da7f0" style:font-style-asian="italic" style:font-style-complex="italic"/>
    </style:style>
    <style:style style:name="T9" style:family="text">
      <style:text-properties fo:font-style="italic" officeooo:rsid="000e4996" style:font-style-asian="italic" style:font-style-complex="italic"/>
    </style:style>
    <style:style style:name="T10" style:family="text">
      <style:text-properties fo:font-style="italic" officeooo:rsid="000e4ec6" style:font-style-asian="italic" style:font-style-complex="italic"/>
    </style:style>
    <style:style style:name="T11" style:family="text">
      <style:text-properties fo:font-style="italic" officeooo:rsid="000ed6d1" style:font-style-asian="italic" style:font-style-complex="italic"/>
    </style:style>
    <style:style style:name="T12" style:family="text">
      <style:text-properties fo:font-style="italic" officeooo:rsid="000f99af" style:font-style-asian="italic" style:font-style-complex="italic"/>
    </style:style>
    <style:style style:name="T13" style:family="text">
      <style:text-properties fo:font-style="italic" officeooo:rsid="000fbe9b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1 лаб. работа – написание демона и написание программы вывода на экран дерева каталога, которая выводит на экран. Стивин Раго весь код можно взять оттуда. </text:span></text:p>
      <text:p text:style-name="P3"><text:span text:style-name="T1">7 типов файлов</text:span><text:span text:style-name="T3">:</text:span></text:p>
      <text:list xml:id="list3406183128" text:style-name="WWNum1">
        <text:list-item>
          <text:p text:style-name="P1"><text:span text:style-name="T1">обычные</text:span></text:p>
        </text:list-item>
        <text:list-item>
          <text:p text:style-name="P1"><text:span text:style-name="T1">директории</text:span></text:p>
        </text:list-item>
        <text:list-item>
          <text:p text:style-name="P1"><text:span text:style-name="T1">хардлинки</text:span></text:p>
        </text:list-item>
        <text:list-item>
          <text:p text:style-name="P1"><text:span text:style-name="T1">Пайпы</text:span></text:p>
        </text:list-item>
        <text:list-item>
          <text:p text:style-name="P1"><text:span text:style-name="T1">сокеты</text:span></text:p>
        </text:list-item>
        <text:list-item>
          <text:p text:style-name="P1"><text:span text:style-name="T1">специальный символьный файл</text:span></text:p>
        </text:list-item>
        <text:list-item>
          <text:p text:style-name="P1"><text:span text:style-name="T1">специальный блочный файл</text:span></text:p>
        </text:list-item>
      </text:list>
      <text:p text:style-name="P4"/>
      <text:p text:style-name="P3"><text:span text:style-name="T1">Рекурсию при выводе дерева каталога попробовать переписать на итерацию. Найти условие выхода из рекурсии. </text:span></text:p>
      <text:p text:style-name="P3"><text:span text:style-name="T1">В</text:span><text:span text:style-name="T3"> </text:span><text:span text:style-name="T1">коде</text:span><text:span text:style-name="T3"> </text:span><text:span text:style-name="T1">убираем</text:span><text:span text:style-name="T3"> Go to </text:span><text:span text:style-name="T1">и</text:span><text:span text:style-name="T3"> continue.</text:span></text:p>
      <text:p text:style-name="P15"/>
      <text:p text:style-name="P3"><text:span text:style-name="T3">Windows</text:span><text:span text:style-name="T1">, </text:span><text:span text:style-name="T3">Unix</text:span><text:span text:style-name="T1">, </text:span><text:span text:style-name="T3">Linux</text:span><text:span text:style-name="T1"> – системы с монолитными ядрами.</text:span></text:p>
      <text:p text:style-name="P3"><text:span text:style-name="T3">Windows</text:span><text:span text:style-name="T1"> включает в себя многоуровневые драйвера. </text:span></text:p>
      <text:p text:style-name="P3"><text:span text:style-name="T3">TaskStruct</text:span></text:p>
      <text:p text:style-name="P4"/>
      <text:p text:style-name="P3"><text:span text:style-name="T1">Виртуальная файловая система /</text:span><text:span text:style-name="T3">proc</text:span><text:span text:style-name="T1"> – не находится на диске, создается на лету. Фартунки copy to user.</text:span></text:p>
      <text:p text:style-name="P4"/>
      <text:p text:style-name="P3"><text:span text:style-name="T1">Буферизованный, не буферизованный ввод вывод. </text:span></text:p>
      <text:p text:style-name="P4"/>
      <text:p text:style-name="P3"><text:span text:style-name="T1">Системный вызов /</text:span><text:span text:style-name="T3">open</text:span><text:span text:style-name="T1">. Выполняется по мануалу, рассматриваются процессы происходящие внутри функции </text:span><text:span text:style-name="T3">open</text:span><text:span text:style-name="T1">. </text:span></text:p>
      <text:p text:style-name="P4"/>
      <text:p text:style-name="P3"><text:span text:style-name="T1">Пишем свою виртуальную файловую систему. </text:span></text:p>
      <text:p text:style-name="P4"/>
      <text:p text:style-name="P3"><text:span text:style-name="T1">Программы связанные с прерванием. Системы связанные с прерыванием делятся на 2 части. </text:span><text:span text:style-name="T3">Tok haf and Botom haf. Tasklet </text:span><text:span text:style-name="T1">и очередь работ</text:span></text:p>
      <text:p text:style-name="P4"/>
      <text:p text:style-name="P3"><text:span text:style-name="T1">5 моделей ввода вывода с точки зрения программиста.</text:span></text:p>
      <text:p text:style-name="P4"/>
      <text:p text:style-name="P3"><text:span text:style-name="T1">Сокеты и мультиплексирование. Пишем клиент-сервер, для двух типов сокетов. </text:span></text:p>
      <text:p text:style-name="P4"/>
      <text:p text:style-name="P3"><text:span text:style-name="T1">Драйвер имеет множество точек входа. Системные вызовы, аппаратные прерывания являются точками входа для ОС. </text:span></text:p>
      <text:p text:style-name="P4"/>
      <text:p text:style-name="P3"><text:soft-page-break/><text:span text:style-name="T1">Глава 13 Стивина Рага демоны. Листнинг 13.3. Вызывается функция </text:span><text:span text:style-name="T3">Demonise</text:span><text:span text:style-name="T1">. Данная функция преобразует процесс в демона и реализуется 6ю правилами. Далее вызывается функция </text:span><text:span text:style-name="T3">All</text:span><text:span text:style-name="T1"> </text:span><text:span text:style-name="T3">ready</text:span><text:span text:style-name="T1"> </text:span><text:span text:style-name="T3">running</text:span><text:span text:style-name="T1">. –</text:span><text:span text:style-name="T3">ps</text:span><text:span text:style-name="T1">. Демона можно удалить командой </text:span><text:span text:style-name="T3">kill</text:span><text:span text:style-name="T1">.</text:span></text:p>
      <text:p text:style-name="P4"/>
      <text:p text:style-name="P3"><text:span text:style-name="T1">#</text:span><text:span text:style-name="T4">ps</text:span><text:span text:style-name="T1">-</text:span><text:span text:style-name="T4">ajx</text:span><text:span text:style-name="T1"> – вывод процессов, которыми владеют другие пользователи</text:span></text:p>
      <text:p text:style-name="P3"><text:span text:style-name="T1">-а- вывод процессов не имеющих управляющего терминала</text:span></text:p>
      <text:p text:style-name="P3"><text:span text:style-name="T1">-х- вывод дополнительные сведения имеющие отношения к заданию, а именно идентификатор сессии, идентификатор группы и идентификатор группы процессов терминала.</text:span></text:p>
      <text:p text:style-name="P4"/>
      <text:p text:style-name="P3"><text:span text:style-name="T1">6 правил программирования демонов:</text:span></text:p>
      <text:list xml:id="list3423701822" text:style-name="WWNum2">
        <text:list-item>
          <text:p text:style-name="P2"><text:span text:style-name="T1">вызывается функция </text:span><text:span text:style-name="T3">umask</text:span><text:span text:style-name="T1">(0). Эта функция сбрасывает маску создания файлов. У Стивина данная функция вызывается из кода предка и потом передается по наследству потомку при втором шаге. Также демон сможет создавать файлы с любыми правами доступа. </text:span></text:p>
        </text:list-item>
        <text:list-item>
          <text:p text:style-name="P2"><text:span text:style-name="T1">вызывается системный вызов </text:span><text:span text:style-name="T3">fork</text:span><text:span text:style-name="T1">(). После создания потомка, процесс предка завершается. Почерний процесс не является лидером группы.</text:span></text:p>
        </text:list-item>
        <text:list-item>
          <text:p text:style-name="P2"><text:span text:style-name="T1">вызывается функция </text:span><text:span text:style-name="T3">setsid</text:span><text:span text:style-name="T1">(). Делает демона лидером сессии. У демона нет управляющего терминала.</text:span></text:p>
        </text:list-item>
        <text:list-item>
          <text:p text:style-name="P2"><text:span text:style-name="T3">chdir</text:span><text:span text:style-name="T1">(‘/’) переходим в корень, т.к. демон может быть запущен с флешки.</text:span></text:p>
        </text:list-item>
        <text:list-item>
          <text:p text:style-name="P2"><text:span text:style-name="T1">Закрыть все ненужные файловые дескрипторы и оставляем только 3.</text:span></text:p>
        </text:list-item>
        <text:list-item>
          <text:p text:style-name="P2"><text:span text:style-name="T1">Отправляем файлы на </text:span><text:span text:style-name="T3">/dev/null</text:span><text:bookmark text:name="_GoBack"/></text:p>
        </text:list-item>
      </text:list>
      <text:p text:style-name="P4"/>
      <text:p text:style-name="P5">Загружаемые модули ядра и виртуальная файловая система proc</text:p>
      <text:p text:style-name="P6"><text:tab/>Современные ос с монолитным ядром Windows, UNIX, Linux (с минимизированным ядром) предоставляют средства включения в ядро нужный пользовательский функциональность. В windows — многоуровневые драйверы (стек драйверов). В юникс линукс — загружаемые модули ядра. Для того чтобы написать загружаемый модуль ядра, нужно следовать определенным правилам. Нужно следовать соглашнениям принятым в конкретной системе ПО. В системе структура драйвера определена, определены точки входа драйвера. Драйвер — программа, которая имеет большое количество точек входа. Загружаемый модуль ядра пишется по определенным правилам. Пример простейших модулей:</text:p>
      <text:p text:style-name="P7">#include &lt;linux/kernel.h&gt;</text:p>
      <text:p text:style-name="P7">#include &lt;linux/module.h&gt;</text:p>
      <text:p text:style-name="P6"><text:s/>static int __init md_<text:span text:style-name="T5">init(void)</text:span></text:p>
      <text:p text:style-name="P7">{</text:p>
      <text:p text:style-name="P7"><text:tab/>printk(«Module md loaded!\n);</text:p>
      <text:p text:style-name="P7"><text:tab/>return 0;</text:p>
      <text:p text:style-name="P7"><text:soft-page-break/>}</text:p>
      <text:p text:style-name="P7">s</text:p>
      <text:p text:style-name="P7">tatic void __exit md_exit(void)</text:p>
      <text:p text:style-name="P7">{</text:p>
      <text:p text:style-name="P7"><text:tab/>printk(«Module unloaded\n»);<text:line-break/>}</text:p>
      <text:p text:style-name="P7">module _init(md_init);</text:p>
      <text:p text:style-name="P7">module exit(md exit);</text:p>
      <text:p text:style-name="P7"/>
      <text:p text:style-name="P7">Init and exit обязательные загружаемые модули. Printk выводит информацию в <text:span text:style-name="T6">/var/log/messages. </text:span><text:span text:style-name="T8">Также для данного метода определены уровни протаколирования.</text:span><text:span text:style-name="T6"> Информацию из данного каталога может выведена с помощью cat или tail. </text:span><text:span text:style-name="T7">Для того, чтобы откомпилировать данный файл, используется спецмальный makefile.После компиляции загружаемого модуля едра, необходимо его загрузить. Для этого используются специалные команды insmode &lt;uml.ko&gt;, rmmode &lt;uml.ko&gt;.</text:span></text:p>
      <text:p text:style-name="P7"><text:span text:style-name="T7"/></text:p>
      <text:p text:style-name="P8"><text:span text:style-name="T6">Загружаеммый модуль ядра, который выводит информацию о процессах на экран. Pid, name, ppid name, </text:span></text:p>
      <text:p text:style-name="P9"><text:span text:style-name="T6">#include &lt;linux/shed.h&gt;</text:span></text:p>
      <text:p text:style-name="P8"><text:span text:style-name="T6">static __init mda_init(void)</text:span></text:p>
      <text:p text:style-name="P8"><text:span text:style-name="T6">{</text:span></text:p>
      <text:p text:style-name="P8"><text:span text:style-name="T6"><text:tab/>struct task_struct *task = &amp;init_task;</text:span></text:p>
      <text:p text:style-name="P8"><text:span text:style-name="T6"><text:tab/>do</text:span></text:p>
      <text:p text:style-name="P8"><text:span text:style-name="T6"><text:tab/>{</text:span></text:p>
      <text:p text:style-name="P8"><text:span text:style-name="T6"><text:tab/><text:tab/></text:span><text:span text:style-name="T8">printk(KERN_INFO, «…….\n», task→pid, task→ comm, task→parent→pid, task→parent→comm);// current-&gt;pid</text:span></text:p>
      <text:p text:style-name="P8"><text:span text:style-name="T6"><text:tab/>}while((task=next_task(task)) != &amp;init_task);</text:span></text:p>
      <text:p text:style-name="P8"><text:span text:style-name="T6"><text:tab/>return 0;</text:span></text:p>
      <text:p text:style-name="P8"><text:span text:style-name="T6">}</text:span></text:p>
      <text:p text:style-name="P8"><text:span text:style-name="T6"/></text:p>
      <text:p text:style-name="P9"><text:span text:style-name="T6">Начиная с версии ядра 2.6 модули ядра имеют расширение .ко <text:s text:c="2"/>. В отличии от старой версии .о <text:s/>. Все загруженные модули видны в /proc/modules . </text:span><text:span text:style-name="T9">В ядре работают функции ядра. Функции реализуемые в ядре, при совпадении формы с вызовом библиотек си или систем вызовов, это совершенно разные функции. Заголовочные файлы для функции расположены в /usr/include . Функции ядра находятся в каталоге /lib/modules, /lib/modules/“uname-r’/build/include.</text:span></text:p>
      <text:p text:style-name="P9"><text:span text:style-name="T9"/></text:p>
      <text:p text:style-name="P10"><text:span text:style-name="T6">Разработчики ядра не связаны сверху вниз. Разработчики ядра не связаны ограничениями стандарта posix. Пользовательский IP перепесать сложно. Поэтому функции ядра достаточно произвольно переписываются и </text:span><text:soft-page-break/><text:span text:style-name="T6">отличаются от версии к версии. Могут изменяться разные структуры, удаляться. Библиотечные функции — некий код, который предназначен для выполнения каких-либо задач. </text:span><text:span text:style-name="T10">Очень важно брать исходный код с подходящей версией ядра. Коды ошибок API ядра в оновной массе являются такими же какие используются в пространстве пользователя, но определены они в &lt;asm-generic/errno-base.h&gt;. Модуль ядра в случае аварийного завершения должен возращать отрицательное значение. </text:span></text:p>
      <text:p text:style-name="P11"><text:span text:style-name="T6">Все коды находятся в материале Олега Церюлика. Цель 3 лабораторной работы — исследовать возможности взаимодействия модулей ядра.</text:span></text:p>
      <text:p text:style-name="P11"><text:span text:style-name="T6">&lt;</text:span><text:span text:style-name="T12">md1.c</text:span><text:span text:style-name="T6">&gt;</text:span></text:p>
      <text:p text:style-name="P11"><text:span text:style-name="T6">#include &lt;linux/init.h&gt;</text:span></text:p>
      <text:p text:style-name="P11"><text:span text:style-name="T6">#include &lt;linux/module.h&gt;</text:span></text:p>
      <text:p text:style-name="P11"><text:span text:style-name="T6">#include „md.h“</text:span></text:p>
      <text:p text:style-name="P11"><text:span text:style-name="T6">/* </text:span><text:span text:style-name="T11">In md.h</text:span></text:p>
      <text:p text:style-name="P12"><text:span text:style-name="T6">extern char *md1_data;</text:span></text:p>
      <text:p text:style-name="P12"><text:span text:style-name="T6">extern char *md1_proc(void)</text:span></text:p>
      <text:p text:style-name="P10"><text:span text:style-name="T10">*/</text:span></text:p>
      <text:p text:style-name="P12"><text:span text:style-name="T10">c</text:span><text:span text:style-name="T6">har *md1_data = «Hello world»;</text:span></text:p>
      <text:p text:style-name="P12"><text:span text:style-name="T6">extern char *md1_proc(void)</text:span></text:p>
      <text:p text:style-name="P12"><text:span text:style-name="T6">{</text:span></text:p>
      <text:p text:style-name="P12"><text:span text:style-name="T6"><text:tab/>return md1_data;</text:span></text:p>
      <text:p text:style-name="P12"><text:span text:style-name="T6">}</text:span></text:p>
      <text:p text:style-name="P12"><text:span text:style-name="T6">static char *md1_local(void)</text:span></text:p>
      <text:p text:style-name="P12"><text:span text:style-name="T6">{</text:span></text:p>
      <text:p text:style-name="P12"><text:span text:style-name="T6"><text:tab/>return md1_data;</text:span></text:p>
      <text:p text:style-name="P12"><text:span text:style-name="T6">}</text:span></text:p>
      <text:p text:style-name="P12"><text:span text:style-name="T6">&lt;</text:span><text:span text:style-name="T12">md2.c&gt;</text:span></text:p>
      <text:p text:style-name="P13"><text:span text:style-name="T6">extern char *md1_noexport(void)</text:span></text:p>
      <text:p text:style-name="P13"><text:span text:style-name="T6">{</text:span></text:p>
      <text:p text:style-name="P13"><text:span text:style-name="T6"><text:tab/>return md1_data;</text:span></text:p>
      <text:p text:style-name="P13"><text:span text:style-name="T6">}</text:span></text:p>
      <text:p text:style-name="P13"><text:span text:style-name="T6">EXPORT_SYMBOL(md1_data);</text:span></text:p>
      <text:p text:style-name="P13"><text:span text:style-name="T6">EXPORT_SYMBOL(md1_proc);</text:span></text:p>
      <text:p text:style-name="P13"><text:span text:style-name="T6"/></text:p>
      <text:p text:style-name="P13"><text:span text:style-name="T6">В модуле мд2 с помощью printk выводится строка md1_data и вызывает функцию md1_proc, которые определены корректно, как EXTERN и EXPORT. <text:s/>Функция md1_local(void) не загружается EXPORT для того, чтобы ее могли вызвать другие модули ядра.</text:span></text:p>
      <text:p text:style-name="P13"><text:span text:style-name="T6"/></text:p>
      <text:p text:style-name="P13"><text:span text:style-name="T6">2) Модуль МД2 использующий экспортированное имя, связывается с ним по абсолютному адресу. </text:span><text:span text:style-name="T13">В результате любые изменения, которые вносятся в ядро делают не пригодным для использования.</text:span></text:p>
      <text:p text:style-name="P14"><text:soft-page-break/><text:span text:style-name="T13">В</text:span><text:span text:style-name="T6">иртуальная файловая система /proc не находится на диске. Она создается при обращении к нему. Данная файловая система берет информацию из дескрипторов процесса. Обычно говорят, что файловая система proc не является монтируемой. В UNIX все файловые системы монтируются, кроме <text:s/>proc. Файтически proc представляется собой интерфейс ядра, который позволяет приложениям получать данные из ядра. При этом используется стандартный инттерфейс файловой системы и системных вызовов. Отсюда следует, что доступ к адресному пространству осуществляется при помощи обычных прав доступа read, write, exquit. Записи и чтение из файлов proc разрешены только владельцу. Для каждого процесса /proc/ &lt;PID&gt;</text:span></text:p>
      <text:p text:style-name="P3"><text:span text:style-name="T1">Лабораторная №1</text:span></text:p>
      <text:p text:style-name="P3"><text:span text:style-name="T1">Создать, запустить и проверить демона. В качестве методички использовать листнинг 13.1 и 13.2. </text:span></text:p>
      <text:p text:style-name="P3"><text:span text:style-name="T1"/></text:p>
      <text:p text:style-name="P16"><text:span text:style-name="T1">Лабораторная №3</text:span></text:p>
      <text:p text:style-name="P16"><text:span text:style-name="T1">а) Вывести все процессы</text:span></text:p>
      <text:p text:style-name="P16"><text:span text:style-name="T1">б) Протестировать модули Церюлика.</text:span></text:p>
      <text:p text:style-name="P3"><text:span text:style-name="T1">Литература:</text:span></text:p>
      <text:p text:style-name="P3"><text:span text:style-name="T1">Саламон Русинович</text:span></text:p>
      <text:p text:style-name="P3"><text:span text:style-name="T1">Олег Церюлик взаимодействие модулей ядра. </text:span><text:span text:style-name="T2">(Загружаемые модули ядра)</text:span></text:p>
      <text:p text:style-name="P3"><text:span text:style-name="T1">Стивин Раго</text:span></text:p>
      <text:p text:style-name="P3"><text:span text:style-name="T1">Рихтар</text:span></text:p>
      <text:p text:style-name="P3"><text:span text:style-name="T1">Вахал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0:52:00</meta:creation-date>
    <meta:initial-creator>Admin</meta:initial-creator>
    <dc:language>en-US</dc:language>
    <dc:date>2021-02-25T15:25:43.350086002</dc:date>
    <meta:editing-cycles>5</meta:editing-cycles>
    <meta:editing-duration>PT22H58M31S</meta:editing-duration>
    <meta:generator>LibreOffice/7.0.3.1$Linux_X86_64 LibreOffice_project/00$Build-1</meta:generator>
    <meta:document-statistic meta:table-count="0" meta:image-count="0" meta:object-count="0" meta:page-count="5" meta:paragraph-count="101" meta:word-count="939" meta:character-count="7071" meta:non-whitespace-character-count="62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